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Header">
      <style:text-properties officeooo:rsid="0012dbef" officeooo:paragraph-rsid="0012dbef"/>
    </style:style>
    <style:style style:name="P2" style:family="paragraph" style:parent-style-name="Standard">
      <style:paragraph-properties fo:line-height="200%"/>
      <style:text-properties fo:font-size="15pt" officeooo:rsid="00117381" officeooo:paragraph-rsid="001655f6" style:font-size-asian="15pt" style:font-size-complex="15pt"/>
    </style:style>
    <style:style style:name="P3" style:family="paragraph" style:parent-style-name="Standard">
      <style:paragraph-properties fo:line-height="200%"/>
      <style:text-properties fo:font-size="15pt" officeooo:rsid="00187016" officeooo:paragraph-rsid="00187016" style:font-size-asian="15pt" style:font-size-complex="15pt"/>
    </style:style>
    <style:style style:name="T1" style:family="text">
      <style:text-properties officeooo:rsid="001317ff"/>
    </style:style>
    <style:style style:name="T2" style:family="text">
      <style:text-properties officeooo:rsid="001655f6"/>
    </style:style>
    <style:style style:name="T3" style:family="text">
      <style:text-properties officeooo:rsid="0017a0f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 have created a <text:span text:style-name="T3">GUI</text:span> Texas hold’em pocker game. This project has been co<text:span text:style-name="T1">m</text:span>pleted on my own <text:span text:style-name="T1">using </text:span><text:span text:style-name="T2">the</text:span> <text:span text:style-name="T3">Apache Netbeans IDE</text:span><text:span text:style-name="T1">. </text:span><text:span text:style-name="T2">I used</text:span> online resources such as Oracle <text:span text:style-name="T1">online dcumentation</text:span>, StackOverflow and Chat GPT to help me debug and refine some of my code, <text:span text:style-name="T2">ho</text:span>wever, all classes and files were designed by me. <text:s/>While I did design all the classes myself, I did use online tools to debug and refinine certain methods such as <text:span text:style-name="T1">some of</text:span> the FileReaderWriter <text:span text:style-name="T1">methods. I also used the online tools listed above to help refine and correctly implement the enum classes like GameState and HandEvaluation</text:span>. These tools were also used to answer some basic <text:span text:style-name="T1">imlementation </text:span>questions, however, I would conclude that <text:span text:style-name="T1">the design and constructuion of this project is unique and my own</text:span>. <text:span text:style-name="T3">I have made use of the singleton design pattern and the observer design pattern. I was uabale to successfully implement a database within my project. Known errors are an issue with entering the names sometimes leads to a program crash when characters entered start with a \. Another known issue is with the game loop. There were issues getting the game loop to remain functional after porting it over from CLI and so at times the program may crash or not respond when user tries to input.</text:span></text:p>
      <text:p text:style-name="P2"/>
      <text:p text:style-name="P3">Github URL: https://github.com/nomiDwigg/COMP603_Project2.g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NZ"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Z"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dbef" officeooo:paragraph-rsid="0012dbe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aomi Wiggins<text:tab/><text:tab/>2115429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3T22:05:53.815653622</meta:creation-date>
    <dc:date>2023-10-30T02:21:49.628727830</dc:date>
    <meta:editing-duration>PT25M48S</meta:editing-duration>
    <meta:editing-cycles>7</meta:editing-cycles>
    <meta:generator>LibreOffice/7.5.7.1$Linux_X86_64 LibreOffice_project/50$Build-1</meta:generator>
    <meta:document-statistic meta:table-count="0" meta:image-count="0" meta:object-count="0" meta:page-count="1" meta:paragraph-count="3" meta:word-count="222" meta:character-count="1332" meta:non-whitespace-character-count="1111"/>
  </office:meta>
</office:document-meta>
</file>